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vg:panose-1="2 11 6 6 3 5 4 2 2 4"/>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text-underline-type="single" style:text-underline-style="solid" style:text-underline-width="auto" style:text-underline-mode="continuous"/>
    </style:style>
    <style:style style:name="P2"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3" style:parent-style-name="ListBullet" style:family="paragraph">
      <style:paragraph-properties fo:margin-left="0.25in" fo:text-indent="-0.25in">
        <style:tab-stops/>
      </style:paragraph-properties>
    </style:style>
    <style:style style:name="T4" style:parent-style-name="DefaultParagraphFont" style:family="text">
      <style:text-properties fo:font-weight="bold" style:font-weight-asian="bold" style:text-underline-type="single" style:text-underline-style="solid" style:text-underline-width="auto" style:text-underline-mode="continuous"/>
    </style:style>
    <style:style style:name="T5" style:parent-style-name="DefaultParagraphFont" style:family="text">
      <style:text-properties style:text-underline-type="single" style:text-underline-style="solid" style:text-underline-width="auto" style:text-underline-mode="continuous"/>
    </style:style>
    <style:style style:name="P6" style:parent-style-name="ListBullet" style:family="paragraph">
      <style:paragraph-properties fo:margin-left="0.25in" fo:text-indent="-0.25in">
        <style:tab-stops/>
      </style:paragraph-properties>
    </style:style>
    <style:style style:name="P7" style:parent-style-name="ListBullet" style:family="paragraph">
      <style:paragraph-properties fo:margin-left="0.25in" fo:text-indent="-0.25in">
        <style:tab-stops/>
      </style:paragraph-properties>
    </style:style>
    <style:style style:name="P8" style:parent-style-name="ListBullet" style:family="paragraph">
      <style:paragraph-properties fo:margin-left="0.25in" fo:text-indent="-0.25in">
        <style:tab-stops/>
      </style:paragraph-properties>
    </style:style>
    <style:style style:name="T9" style:parent-style-name="DefaultParagraphFont" style:family="text">
      <style:text-properties fo:font-style="italic" style:font-style-asian="italic" fo:background-color="#FFFF00"/>
    </style:style>
    <style:style style:name="T10" style:parent-style-name="DefaultParagraphFont" style:family="text">
      <style:text-properties fo:font-style="italic" style:font-style-asian="italic" fo:background-color="#FFFF00"/>
    </style:style>
    <style:style style:name="T11" style:parent-style-name="DefaultParagraphFont" style:family="text">
      <style:text-properties fo:font-style="italic" style:font-style-asian="italic" fo:background-color="#FFFF00"/>
    </style:style>
    <style:style style:name="P12" style:parent-style-name="ListBullet" style:family="paragraph">
      <style:paragraph-properties fo:margin-left="0.25in" fo:text-indent="-0.25in">
        <style:tab-stops/>
      </style:paragraph-properties>
    </style:style>
    <style:style style:name="T13" style:parent-style-name="DefaultParagraphFont" style:family="text">
      <style:text-properties fo:font-style="italic" style:font-style-asian="italic" fo:background-color="#FFFF00"/>
    </style:style>
    <style:style style:name="T14" style:parent-style-name="DefaultParagraphFont" style:family="text">
      <style:text-properties fo:font-style="italic" style:font-style-asian="italic" fo:background-color="#FFFF00"/>
    </style:style>
    <style:style style:name="T15" style:parent-style-name="DefaultParagraphFont" style:family="text">
      <style:text-properties fo:font-style="italic" style:font-style-asian="italic" fo:background-color="#FFFF00"/>
    </style:style>
    <style:style style:name="P16" style:parent-style-name="ListBullet" style:family="paragraph">
      <style:paragraph-properties fo:margin-left="0.25in" fo:text-indent="-0.25in">
        <style:tab-stops/>
      </style:paragraph-properties>
    </style:style>
    <style:style style:name="T17" style:parent-style-name="DefaultParagraphFont" style:family="text">
      <style:text-properties fo:background-color="#FFFF00"/>
    </style:style>
    <style:style style:name="P18" style:parent-style-name="ListBullet" style:family="paragraph">
      <style:paragraph-properties fo:margin-left="0.25in" fo:text-indent="-0.25in">
        <style:tab-stops/>
      </style:paragraph-properties>
    </style:style>
    <style:style style:name="P19" style:parent-style-name="ListBullet" style:family="paragraph">
      <style:paragraph-properties fo:margin-left="0.25in" fo:text-indent="-0.25in">
        <style:tab-stops/>
      </style:paragraph-properties>
    </style:style>
    <style:style style:name="T20" style:parent-style-name="DefaultParagraphFont" style:family="text">
      <style:text-properties fo:background-color="#FFFF00"/>
    </style:style>
    <style:style style:name="T21" style:parent-style-name="DefaultParagraphFont" style:family="text">
      <style:text-properties fo:background-color="#FFFF00"/>
    </style:style>
    <style:style style:name="T22" style:parent-style-name="DefaultParagraphFont" style:family="text">
      <style:text-properties fo:background-color="#FFFF00"/>
    </style:style>
    <style:style style:name="T23" style:parent-style-name="DefaultParagraphFont" style:family="text">
      <style:text-properties fo:background-color="#FFFF00"/>
    </style:style>
    <style:style style:name="P24" style:parent-style-name="ListBullet" style:family="paragraph">
      <style:paragraph-properties fo:margin-left="0.25in" fo:text-indent="-0.25in">
        <style:tab-stops/>
      </style:paragraph-properties>
    </style:style>
    <style:style style:name="P25" style:parent-style-name="ListBullet" style:family="paragraph">
      <style:paragraph-properties fo:margin-left="0.25in" fo:text-indent="-0.25in">
        <style:tab-stops/>
      </style:paragraph-properties>
      <style:text-properties style:text-underline-type="single" style:text-underline-style="solid" style:text-underline-width="auto" style:text-underline-mode="continuous"/>
    </style:style>
    <style:style style:name="P26" style:parent-style-name="ListBullet" style:family="paragraph">
      <style:paragraph-properties fo:margin-left="0.25in" fo:text-indent="-0.25in">
        <style:tab-stops/>
      </style:paragraph-properties>
    </style:style>
    <style:style style:name="P27" style:parent-style-name="ListBullet" style:family="paragraph">
      <style:paragraph-properties fo:margin-left="0.25in" fo:text-indent="-0.25in">
        <style:tab-stops/>
      </style:paragraph-properties>
    </style:style>
    <style:style style:name="P28" style:parent-style-name="ListBullet" style:family="paragraph">
      <style:paragraph-properties fo:margin-left="0.25in" fo:text-indent="-0.25in">
        <style:tab-stops/>
      </style:paragraph-properties>
    </style:style>
    <style:style style:name="P29" style:parent-style-name="ListBullet" style:family="paragraph">
      <style:paragraph-properties fo:margin-left="0.25in" fo:text-indent="-0.25in">
        <style:tab-stops/>
      </style:paragraph-properties>
    </style:style>
    <style:style style:name="P30" style:parent-style-name="ListBullet" style:family="paragraph">
      <style:paragraph-properties fo:margin-left="0.25in" fo:text-indent="-0.25in">
        <style:tab-stops/>
      </style:paragraph-properties>
    </style:style>
    <style:style style:name="P31" style:parent-style-name="ListBullet" style:family="paragraph">
      <style:paragraph-properties fo:margin-left="0.25in" fo:text-indent="-0.25in">
        <style:tab-stops/>
      </style:paragraph-properties>
    </style:style>
    <style:style style:name="P32" style:parent-style-name="ListBullet" style:family="paragraph">
      <style:paragraph-properties fo:margin-left="0.25in" fo:text-indent="-0.25in">
        <style:tab-stops/>
      </style:paragraph-properties>
    </style:style>
    <style:style style:name="P33" style:parent-style-name="ListBullet" style:family="paragraph">
      <style:paragraph-properties fo:margin-left="0.25in" fo:text-indent="-0.25in">
        <style:tab-stops/>
      </style:paragraph-properties>
    </style:style>
    <style:style style:name="P34" style:parent-style-name="ListBullet" style:family="paragraph">
      <style:paragraph-properties fo:margin-left="0.25in" fo:text-indent="-0.25in">
        <style:tab-stops/>
      </style:paragraph-properties>
    </style:style>
    <style:style style:name="P35" style:parent-style-name="ListBullet" style:family="paragraph">
      <style:paragraph-properties fo:margin-left="0.25in" fo:text-indent="-0.25in">
        <style:tab-stops/>
      </style:paragraph-properties>
    </style:style>
    <style:style style:name="P36" style:parent-style-name="ListBullet" style:family="paragraph">
      <style:paragraph-properties fo:margin-left="0.25in" fo:text-indent="-0.25in">
        <style:tab-stops/>
      </style:paragraph-properties>
    </style:style>
    <style:style style:name="P37" style:parent-style-name="ListBullet" style:family="paragraph">
      <style:paragraph-properties fo:margin-left="0.25in" fo:text-indent="-0.25in">
        <style:tab-stops/>
      </style:paragraph-properties>
    </style:style>
    <style:style style:name="P38" style:parent-style-name="ListBullet" style:family="paragraph">
      <style:paragraph-properties fo:margin-left="0.25in" fo:text-indent="-0.25in">
        <style:tab-stops/>
      </style:paragraph-properties>
    </style:style>
    <style:style style:name="P39" style:parent-style-name="ListBullet" style:family="paragraph">
      <style:paragraph-properties fo:margin-left="0.25in" fo:text-indent="-0.25in">
        <style:tab-stops/>
      </style:paragraph-properties>
    </style:style>
    <style:style style:name="P40" style:parent-style-name="ListBullet" style:family="paragraph">
      <style:paragraph-properties fo:margin-left="0.25in" fo:text-indent="-0.25in">
        <style:tab-stops/>
      </style:paragraph-properties>
    </style:style>
    <style:style style:name="T41" style:parent-style-name="DefaultParagraphFont" style:family="text">
      <style:text-properties fo:font-style="italic" style:font-style-asian="italic" fo:background-color="#FFFF00"/>
    </style:style>
    <style:style style:name="T42" style:parent-style-name="DefaultParagraphFont" style:family="text">
      <style:text-properties fo:font-style="italic" style:font-style-asian="italic" fo:background-color="#FFFF00"/>
    </style:style>
    <style:style style:name="P43" style:parent-style-name="ListBullet" style:family="paragraph">
      <style:paragraph-properties fo:margin-left="0.25in" fo:text-indent="-0.25in">
        <style:tab-stops/>
      </style:paragraph-properties>
    </style:style>
    <style:style style:name="P44" style:parent-style-name="ListBullet" style:family="paragraph">
      <style:paragraph-properties fo:margin-left="0.25in" fo:text-indent="-0.25in">
        <style:tab-stops/>
      </style:paragraph-properties>
    </style:style>
    <style:style style:name="P45" style:parent-style-name="ListBullet" style:family="paragraph">
      <style:paragraph-properties fo:margin-left="0.25in" fo:text-indent="-0.25in">
        <style:tab-stops/>
      </style:paragraph-properties>
    </style:style>
    <style:style style:name="P46" style:parent-style-name="ListBullet" style:family="paragraph">
      <style:paragraph-properties fo:margin-left="0.25in" fo:text-indent="-0.25in">
        <style:tab-stops/>
      </style:paragraph-properties>
    </style:style>
    <style:style style:name="P47" style:parent-style-name="ListBullet" style:family="paragraph">
      <style:paragraph-properties fo:margin-left="0.25in" fo:text-indent="-0.25in">
        <style:tab-stops/>
      </style:paragraph-properties>
    </style:style>
    <style:style style:name="P48" style:parent-style-name="ListBullet" style:family="paragraph">
      <style:paragraph-properties fo:margin-left="0.25in" fo:text-indent="-0.25in">
        <style:tab-stops/>
      </style:paragraph-properties>
    </style:style>
    <style:style style:name="P49" style:parent-style-name="ListBullet" style:family="paragraph">
      <style:paragraph-properties fo:margin-left="0.25in" fo:text-indent="-0.25in">
        <style:tab-stops/>
      </style:paragraph-properties>
    </style:style>
    <style:style style:name="P50" style:parent-style-name="ListBullet" style:family="paragraph">
      <style:paragraph-properties fo:margin-left="0.25in" fo:text-indent="-0.25in">
        <style:tab-stops/>
      </style:paragraph-properties>
    </style:style>
    <style:style style:name="P51" style:parent-style-name="ListBullet" style:family="paragraph">
      <style:paragraph-properties fo:margin-left="0.25in" fo:text-indent="-0.25in">
        <style:tab-stops/>
      </style:paragraph-properties>
    </style:style>
    <style:style style:name="P52" style:parent-style-name="ListBullet" style:family="paragraph">
      <style:paragraph-properties fo:margin-left="0.25in" fo:text-indent="-0.25in">
        <style:tab-stops/>
      </style:paragraph-properties>
    </style:style>
    <style:style style:name="P53" style:parent-style-name="ListBullet" style:family="paragraph">
      <style:paragraph-properties fo:margin-left="0.25in" fo:text-indent="-0.25in">
        <style:tab-stops/>
      </style:paragraph-properties>
    </style:style>
    <style:style style:name="P54" style:parent-style-name="ListBullet" style:family="paragraph">
      <style:paragraph-properties fo:margin-left="0.25in" fo:text-indent="-0.25in">
        <style:tab-stops/>
      </style:paragraph-properties>
    </style:style>
    <style:style style:name="P55" style:parent-style-name="ListBullet" style:family="paragraph">
      <style:paragraph-properties fo:margin-left="0.25in" fo:text-indent="-0.25in">
        <style:tab-stops/>
      </style:paragraph-properties>
    </style:style>
    <style:style style:name="P56" style:parent-style-name="ListBullet" style:family="paragraph">
      <style:paragraph-properties fo:margin-left="0.25in" fo:text-indent="-0.25in">
        <style:tab-stops/>
      </style:paragraph-properties>
    </style:style>
    <style:style style:name="P57" style:parent-style-name="ListBullet" style:family="paragraph">
      <style:paragraph-properties fo:margin-left="0.25in" fo:text-indent="-0.25in">
        <style:tab-stops/>
      </style:paragraph-properties>
    </style:style>
    <style:style style:name="P58" style:parent-style-name="ListBullet" style:family="paragraph">
      <style:paragraph-properties fo:margin-left="0.25in" fo:text-indent="-0.25in">
        <style:tab-stops/>
      </style:paragraph-properties>
    </style:style>
    <style:style style:name="P59" style:parent-style-name="ListBullet" style:family="paragraph">
      <style:paragraph-properties fo:margin-left="0.25in" fo:text-indent="-0.25in">
        <style:tab-stops/>
      </style:paragraph-properties>
    </style:style>
    <style:style style:name="P60" style:parent-style-name="ListBullet" style:family="paragraph">
      <style:paragraph-properties fo:margin-left="0.25in" fo:text-indent="-0.25in">
        <style:tab-stops/>
      </style:paragraph-properties>
    </style:style>
    <style:style style:name="P61" style:parent-style-name="ListBullet" style:family="paragraph">
      <style:paragraph-properties fo:margin-left="0.25in" fo:text-indent="-0.25in">
        <style:tab-stops/>
      </style:paragraph-properties>
    </style:style>
    <style:style style:name="P62" style:parent-style-name="ListBullet" style:family="paragraph">
      <style:paragraph-properties fo:margin-left="0.25in" fo:text-indent="-0.25in">
        <style:tab-stops/>
      </style:paragraph-properties>
    </style:style>
    <style:style style:name="P63" style:parent-style-name="ListBullet" style:family="paragraph">
      <style:paragraph-properties fo:margin-left="0.25in" fo:text-indent="-0.25in">
        <style:tab-stops/>
      </style:paragraph-properties>
    </style:style>
    <style:style style:name="P64" style:parent-style-name="ListBullet" style:family="paragraph">
      <style:paragraph-properties fo:margin-left="0.25in" fo:text-indent="-0.25in">
        <style:tab-stops/>
      </style:paragraph-properties>
    </style:style>
    <style:style style:name="P65" style:parent-style-name="ListBullet" style:family="paragraph">
      <style:paragraph-properties fo:margin-left="0.25in" fo:text-indent="-0.25in">
        <style:tab-stops/>
      </style:paragraph-properties>
    </style:style>
    <style:style style:name="P66" style:parent-style-name="ListBullet" style:family="paragraph">
      <style:paragraph-properties fo:margin-left="0.25in" fo:text-indent="-0.25in">
        <style:tab-stops/>
      </style:paragraph-properties>
    </style:style>
    <style:style style:name="P67" style:parent-style-name="ListBullet" style:family="paragraph">
      <style:paragraph-properties fo:margin-left="0.25in" fo:text-indent="-0.25in">
        <style:tab-stops/>
      </style:paragraph-properties>
    </style:style>
    <style:style style:name="P68" style:parent-style-name="ListBullet" style:family="paragraph">
      <style:paragraph-properties fo:margin-left="0.25in" fo:text-indent="-0.25in">
        <style:tab-stops/>
      </style:paragraph-properties>
    </style:style>
    <style:style style:name="P69" style:parent-style-name="ListBullet" style:family="paragraph">
      <style:paragraph-properties fo:margin-left="0.25in" fo:text-indent="-0.25in">
        <style:tab-stops/>
      </style:paragraph-properties>
      <style:text-properties fo:font-weight="bold" style:font-weight-asian="bold" style:text-underline-type="single" style:text-underline-style="solid" style:text-underline-width="auto" style:text-underline-mode="continuous"/>
    </style:style>
    <style:style style:name="P70" style:parent-style-name="ListBullet" style:family="paragraph">
      <style:paragraph-properties fo:margin-left="0.25in" fo:text-indent="-0.25in">
        <style:tab-stops/>
      </style:paragraph-properties>
    </style:style>
    <style:style style:name="P71" style:parent-style-name="ListBullet" style:family="paragraph">
      <style:paragraph-properties fo:margin-left="0.25in" fo:text-indent="-0.25in">
        <style:tab-stops/>
      </style:paragraph-properties>
    </style:style>
    <style:style style:name="P72" style:parent-style-name="ListBullet" style:family="paragraph">
      <style:paragraph-properties fo:margin-left="0.25in" fo:text-indent="-0.25in">
        <style:tab-stops/>
      </style:paragraph-properties>
    </style:style>
    <style:style style:name="P73" style:parent-style-name="ListBullet" style:family="paragraph">
      <style:paragraph-properties fo:margin-left="0.25in" fo:text-indent="-0.25in">
        <style:tab-stops/>
      </style:paragraph-properties>
    </style:style>
    <style:style style:name="P74" style:parent-style-name="ListBullet" style:family="paragraph">
      <style:paragraph-properties fo:margin-left="0.25in" fo:text-indent="-0.25in">
        <style:tab-stops/>
      </style:paragraph-properties>
    </style:style>
    <style:style style:name="P75" style:parent-style-name="ListBullet" style:family="paragraph">
      <style:paragraph-properties fo:margin-left="0.25in" fo:text-indent="-0.25in">
        <style:tab-stops/>
      </style:paragraph-properties>
    </style:style>
    <style:style style:name="P76" style:parent-style-name="ListBullet" style:family="paragraph">
      <style:paragraph-properties fo:margin-left="0.25in" fo:text-indent="-0.25in">
        <style:tab-stops/>
      </style:paragraph-properties>
    </style:style>
    <style:style style:name="P77" style:parent-style-name="ListBullet" style:family="paragraph">
      <style:paragraph-properties fo:margin-left="0.25in" fo:text-indent="-0.25in">
        <style:tab-stops/>
      </style:paragraph-properties>
    </style:style>
    <style:style style:name="P78" style:parent-style-name="ListBullet" style:family="paragraph">
      <style:paragraph-properties fo:margin-left="0.25in" fo:text-indent="-0.25in">
        <style:tab-stops/>
      </style:paragraph-properties>
    </style:style>
    <style:style style:name="P79" style:parent-style-name="ListBullet" style:family="paragraph">
      <style:paragraph-properties fo:margin-left="0.25in" fo:text-indent="-0.25in">
        <style:tab-stops/>
      </style:paragraph-properties>
    </style:style>
    <style:style style:name="P80" style:parent-style-name="ListBullet" style:family="paragraph">
      <style:paragraph-properties fo:margin-left="0.25in" fo:text-indent="-0.25in">
        <style:tab-stops/>
      </style:paragraph-properties>
    </style:style>
    <style:style style:name="P81" style:parent-style-name="ListBullet" style:family="paragraph">
      <style:paragraph-properties fo:margin-left="0.25in" fo:text-indent="-0.25in">
        <style:tab-stops/>
      </style:paragraph-properties>
    </style:style>
    <style:style style:name="P82" style:parent-style-name="ListBullet" style:family="paragraph">
      <style:paragraph-properties fo:margin-left="0.25in" fo:text-indent="-0.25in">
        <style:tab-stops/>
      </style:paragraph-properties>
    </style:style>
    <style:style style:name="P83" style:parent-style-name="ListBullet" style:family="paragraph">
      <style:paragraph-properties fo:margin-left="0.25in" fo:text-indent="-0.25in">
        <style:tab-stops/>
      </style:paragraph-properties>
    </style:style>
    <style:style style:name="P84" style:parent-style-name="ListBullet" style:family="paragraph">
      <style:paragraph-properties fo:margin-left="0.25in" fo:text-indent="-0.25in">
        <style:tab-stops/>
      </style:paragraph-properties>
    </style:style>
    <style:style style:name="P85" style:parent-style-name="ListBullet" style:family="paragraph">
      <style:paragraph-properties fo:margin-left="0.25in" fo:text-indent="-0.25in">
        <style:tab-stops/>
      </style:paragraph-properties>
    </style:style>
    <style:style style:name="P86" style:parent-style-name="ListBullet" style:family="paragraph">
      <style:paragraph-properties fo:margin-left="0.25in" fo:text-indent="-0.25in">
        <style:tab-stops/>
      </style:paragraph-properties>
    </style:style>
    <style:style style:name="P87" style:parent-style-name="ListBullet" style:family="paragraph">
      <style:paragraph-properties fo:margin-left="0.25in" fo:text-indent="-0.25in">
        <style:tab-stops/>
      </style:paragraph-properties>
    </style:style>
    <style:style style:name="P88" style:parent-style-name="ListBullet" style:family="paragraph">
      <style:paragraph-properties fo:margin-left="0.25in" fo:text-indent="-0.25in">
        <style:tab-stops/>
      </style:paragraph-properties>
    </style:style>
    <style:style style:name="P89" style:parent-style-name="ListBullet" style:family="paragraph">
      <style:paragraph-properties fo:margin-left="0.25in" fo:text-indent="-0.25in">
        <style:tab-stops/>
      </style:paragraph-properties>
    </style:style>
    <style:style style:name="P90" style:parent-style-name="ListBullet" style:family="paragraph">
      <style:paragraph-properties fo:margin-left="0.25in" fo:text-indent="-0.25in">
        <style:tab-stops/>
      </style:paragraph-properties>
    </style:style>
    <style:style style:name="P91" style:parent-style-name="ListBullet" style:family="paragraph">
      <style:paragraph-properties fo:text-align="center" fo:margin-left="0.5in" fo:text-indent="-0.25in">
        <style:tab-stops/>
      </style:paragraph-properties>
      <style:text-properties fo:font-weight="bold" style:font-weight-asian="bold" style:text-underline-type="single" style:text-underline-style="solid" style:text-underline-width="auto" style:text-underline-mode="continuous"/>
    </style:style>
    <style:style style:name="P92" style:parent-style-name="ListBullet" style:family="paragraph">
      <style:paragraph-properties fo:margin-left="0.25in" fo:text-indent="-0.25in">
        <style:tab-stops/>
      </style:paragraph-properties>
      <style:text-properties style:text-underline-type="single" style:text-underline-style="solid" style:text-underline-width="auto" style:text-underline-mode="continuous"/>
    </style:style>
    <style:style style:name="P93" style:parent-style-name="ListBullet" style:family="paragraph">
      <style:paragraph-properties fo:margin-left="0.25in" fo:text-indent="-0.25in">
        <style:tab-stops/>
      </style:paragraph-properties>
    </style:style>
    <style:style style:name="P94" style:parent-style-name="ListBullet" style:family="paragraph">
      <style:paragraph-properties fo:margin-left="0.25in" fo:text-indent="-0.25in">
        <style:tab-stops/>
      </style:paragraph-properties>
    </style:style>
    <style:style style:name="P95" style:parent-style-name="ListBullet" style:family="paragraph">
      <style:paragraph-properties fo:margin-left="0.25in" fo:text-indent="-0.25in">
        <style:tab-stops/>
      </style:paragraph-properties>
    </style:style>
    <style:style style:name="P96" style:parent-style-name="ListBullet" style:family="paragraph">
      <style:paragraph-properties fo:margin-left="0.25in" fo:text-indent="-0.25in">
        <style:tab-stops/>
      </style:paragraph-properties>
    </style:style>
    <style:style style:name="P97" style:parent-style-name="ListBullet" style:family="paragraph">
      <style:paragraph-properties fo:margin-left="0.25in" fo:text-indent="-0.25in">
        <style:tab-stops/>
      </style:paragraph-properties>
    </style:style>
    <style:style style:name="P98" style:parent-style-name="ListBullet" style:list-style-name="LFO2" style:family="paragraph"/>
    <style:style style:name="P99" style:parent-style-name="ListBullet" style:family="paragraph">
      <style:paragraph-properties fo:margin-left="0.25in" fo:text-indent="-0.25in">
        <style:tab-stops/>
      </style:paragraph-properties>
    </style:style>
    <style:style style:name="P100" style:parent-style-name="ListBullet" style:family="paragraph">
      <style:paragraph-properties fo:margin-left="0.25in" fo:text-indent="-0.25in">
        <style:tab-stops/>
      </style:paragraph-properties>
    </style:style>
    <style:style style:name="P101" style:parent-style-name="ListBullet" style:family="paragraph">
      <style:paragraph-properties fo:margin-left="0.25in" fo:text-indent="-0.25in">
        <style:tab-stops/>
      </style:paragraph-properties>
    </style:style>
    <style:style style:name="T102" style:parent-style-name="DefaultParagraphFont" style:family="text">
      <style:text-properties style:font-name="Open Sans" style:font-name-complex="Open Sans" fo:color="#666666" fo:font-size="10pt" style:font-size-asian="10pt" style:font-size-complex="10pt" fo:background-color="#FFFFFF"/>
    </style:style>
    <style:style style:name="T103" style:parent-style-name="apple-converted-space" style:family="text">
      <style:text-properties style:font-name="Open Sans" style:font-name-complex="Open Sans" fo:color="#666666" fo:font-size="10pt" style:font-size-asian="10pt" style:font-size-complex="10pt" fo:background-color="#FFFFFF"/>
    </style:style>
    <style:style style:name="T104" style:parent-style-name="DefaultParagraphFont" style:family="text">
      <style:text-properties style:font-name="Open Sans" style:font-name-complex="Open Sans" fo:font-style="italic" style:font-style-asian="italic" style:font-style-complex="italic" fo:color="#666666" fo:font-size="10pt" style:font-size-asian="10pt" style:font-size-complex="10pt" fo:background-color="#FFFFFF"/>
    </style:style>
    <style:style style:name="T105" style:parent-style-name="DefaultParagraphFont" style:family="text">
      <style:text-properties style:font-name="Open Sans" style:font-name-complex="Open Sans" fo:color="#666666" fo:font-size="10pt" style:font-size-asian="10pt" style:font-size-complex="10pt" fo:background-color="#FFFFFF"/>
    </style:style>
    <style:style style:name="T106" style:parent-style-name="DefaultParagraphFont" style:family="text">
      <style:text-properties style:font-name="Open Sans" style:font-name-complex="Open Sans" fo:color="#666666" fo:font-size="10pt" style:font-size-asian="10pt" style:font-size-complex="10pt" fo:background-color="#FFFFFF"/>
    </style:style>
    <style:style style:name="P107" style:parent-style-name="ListBullet" style:family="paragraph">
      <style:paragraph-properties fo:margin-left="0.25in" fo:text-indent="-0.25in">
        <style:tab-stops/>
      </style:paragraph-properties>
    </style:style>
    <style:style style:name="P108" style:parent-style-name="ListBullet" style:family="paragraph">
      <style:paragraph-properties fo:margin-left="0.25in" fo:text-indent="-0.25in">
        <style:tab-stops/>
      </style:paragraph-properties>
    </style:style>
    <style:style style:name="P109" style:parent-style-name="ListBullet" style:family="paragraph">
      <style:paragraph-properties fo:margin-left="0.25in" fo:text-indent="-0.25in">
        <style:tab-stops/>
      </style:paragraph-properties>
    </style:style>
    <style:style style:name="P110" style:parent-style-name="ListBullet" style:family="paragraph">
      <style:paragraph-properties fo:margin-left="0.25in" fo:text-indent="-0.25in">
        <style:tab-stops/>
      </style:paragraph-properties>
    </style:style>
    <style:style style:name="P111" style:parent-style-name="ListBullet" style:family="paragraph">
      <style:paragraph-properties fo:margin-left="0.25in" fo:text-indent="-0.25in">
        <style:tab-stops/>
      </style:paragraph-properties>
    </style:style>
    <style:style style:name="P112" style:parent-style-name="ListBullet" style:family="paragraph">
      <style:paragraph-properties fo:margin-left="0.25in" fo:text-indent="-0.25in">
        <style:tab-stops/>
      </style:paragraph-properties>
    </style:style>
    <style:style style:name="P113" style:parent-style-name="ListBullet" style:family="paragraph">
      <style:paragraph-properties fo:margin-left="0.25in" fo:text-indent="-0.25in">
        <style:tab-stops/>
      </style:paragraph-properties>
    </style:style>
    <style:style style:name="P114" style:parent-style-name="ListBullet" style:family="paragraph">
      <style:paragraph-properties fo:margin-left="0.25in" fo:text-indent="-0.25in">
        <style:tab-stops/>
      </style:paragraph-properties>
    </style:style>
    <style:style style:name="P115" style:parent-style-name="ListBullet" style:family="paragraph">
      <style:paragraph-properties fo:margin-left="0.25in" fo:text-indent="-0.25in">
        <style:tab-stops/>
      </style:paragraph-properties>
    </style:style>
    <style:style style:name="P116" style:parent-style-name="ListBullet" style:family="paragraph">
      <style:paragraph-properties fo:margin-left="0.25in" fo:text-indent="-0.25in">
        <style:tab-stops/>
      </style:paragraph-properties>
    </style:style>
    <style:style style:name="P117" style:parent-style-name="ListBullet" style:family="paragraph">
      <style:paragraph-properties fo:margin-left="0.25in" fo:text-indent="-0.25in">
        <style:tab-stops/>
      </style:paragraph-properties>
    </style:style>
    <style:style style:name="P118" style:parent-style-name="ListBullet" style:family="paragraph">
      <style:paragraph-properties fo:margin-left="0.25in" fo:text-indent="-0.25in">
        <style:tab-stops/>
      </style:paragraph-properties>
    </style:style>
    <style:style style:name="P119" style:parent-style-name="ListBullet" style:family="paragraph">
      <style:paragraph-properties fo:margin-left="0.25in" fo:text-indent="-0.25in">
        <style:tab-stops/>
      </style:paragraph-properties>
    </style:style>
    <style:style style:name="P120" style:parent-style-name="ListBullet" style:family="paragraph">
      <style:paragraph-properties fo:margin-left="0.25in" fo:text-indent="-0.25in">
        <style:tab-stops/>
      </style:paragraph-properties>
    </style:style>
    <style:style style:name="P121" style:parent-style-name="ListBullet" style:family="paragraph">
      <style:paragraph-properties fo:margin-left="0.25in" fo:text-indent="-0.25in">
        <style:tab-stops/>
      </style:paragraph-properties>
    </style:style>
    <style:style style:name="P122" style:parent-style-name="ListBullet" style:family="paragraph">
      <style:paragraph-properties fo:margin-left="0.25in" fo:text-indent="-0.25in">
        <style:tab-stops/>
      </style:paragraph-properties>
    </style:style>
    <style:style style:name="P123" style:parent-style-name="ListBullet" style:family="paragraph">
      <style:paragraph-properties fo:margin-left="0.25in" fo:text-indent="-0.25in">
        <style:tab-stops/>
      </style:paragraph-properties>
    </style:style>
    <style:style style:name="P124" style:parent-style-name="ListBullet" style:family="paragraph">
      <style:paragraph-properties fo:margin-left="0.25in" fo:text-indent="-0.25in">
        <style:tab-stops/>
      </style:paragraph-properties>
    </style:style>
    <style:style style:name="P125" style:parent-style-name="ListBullet" style:family="paragraph">
      <style:paragraph-properties fo:margin-left="0.25in" fo:text-indent="-0.25in">
        <style:tab-stops/>
      </style:paragraph-properties>
    </style:style>
    <style:style style:name="P126" style:parent-style-name="ListBullet" style:family="paragraph">
      <style:paragraph-properties fo:margin-left="0.25in" fo:text-indent="-0.25in">
        <style:tab-stops/>
      </style:paragraph-properties>
      <style:text-properties fo:font-weight="bold" style:font-weight-asian="bold"/>
    </style:style>
    <style:style style:name="P127" style:parent-style-name="ListBullet" style:family="paragraph">
      <style:paragraph-properties fo:margin-left="0.25in" fo:text-indent="-0.25in">
        <style:tab-stops/>
      </style:paragraph-properties>
      <style:text-properties fo:font-weight="bold" style:font-weight-asian="bold"/>
    </style:style>
    <style:style style:name="P128" style:parent-style-name="ListBullet" style:family="paragraph">
      <style:paragraph-properties fo:margin-left="0.25in" fo:text-indent="-0.25in">
        <style:tab-stops/>
      </style:paragraph-properties>
    </style:style>
    <style:style style:name="P129" style:parent-style-name="ListBullet" style:family="paragraph">
      <style:paragraph-properties fo:margin-left="0.25in" fo:text-indent="-0.25in">
        <style:tab-stops/>
      </style:paragraph-properties>
    </style:style>
    <style:style style:name="P130" style:parent-style-name="ListBullet" style:family="paragraph">
      <style:paragraph-properties fo:margin-left="0.25in" fo:text-indent="-0.25in">
        <style:tab-stops/>
      </style:paragraph-properties>
    </style:style>
    <style:style style:name="P131" style:parent-style-name="ListBullet" style:family="paragraph">
      <style:paragraph-properties fo:margin-left="0.25in" fo:text-indent="-0.25in">
        <style:tab-stops/>
      </style:paragraph-properties>
    </style:style>
    <style:style style:name="P132" style:parent-style-name="ListBullet" style:family="paragraph">
      <style:paragraph-properties fo:margin-left="0.25in" fo:text-indent="-0.25in">
        <style:tab-stops/>
      </style:paragraph-properties>
    </style:style>
    <style:style style:name="P133" style:parent-style-name="ListBullet" style:family="paragraph">
      <style:paragraph-properties fo:margin-left="0.25in" fo:text-indent="-0.25in">
        <style:tab-stops/>
      </style:paragraph-properties>
      <style:text-properties fo:font-weight="bold" style:font-weight-asian="bold"/>
    </style:style>
    <style:style style:name="P134" style:parent-style-name="ListBullet" style:family="paragraph">
      <style:paragraph-properties fo:margin-left="0.25in" fo:text-indent="-0.25in">
        <style:tab-stops/>
      </style:paragraph-properties>
    </style:style>
    <style:style style:name="P135" style:parent-style-name="ListBullet" style:family="paragraph">
      <style:paragraph-properties fo:margin-left="0.25in" fo:text-indent="-0.25in">
        <style:tab-stops/>
      </style:paragraph-properties>
    </style:style>
    <style:style style:name="P136" style:parent-style-name="ListBullet" style:family="paragraph">
      <style:paragraph-properties fo:margin-left="0.25in" fo:text-indent="-0.25in">
        <style:tab-stops/>
      </style:paragraph-properties>
    </style:style>
    <style:style style:name="P137" style:parent-style-name="ListBullet" style:family="paragraph">
      <style:paragraph-properties fo:margin-left="0.25in" fo:text-indent="-0.25in">
        <style:tab-stops/>
      </style:paragraph-properties>
    </style:style>
  </office:automatic-styles>
  <office:body>
    <office:text text:use-soft-page-breaks="true">
      <text:p text:style-name="P1">Useful sources and info</text:p>
      <text:p text:style-name="P2"/>
      <text:p text:style-name="P3"><text:span text:style-name="T4">Week 4</text:span><text:span text:style-name="T5"><text:s/>(14/02/17 – 20/02/17)</text:span></text:p>
      <text:p text:style-name="P6"/>
      <text:p text:style-name="P7">The below is a paper which attacks the zodiac cipher using a Genetic Algorithm. It mentions using letter frequency analysis.</text:p>
      <text:p text:style-name="P8"><text:span text:style-name="T9">For<text:s/></text:span><text:span text:style-name="T10">example, if we know that the frequency of the letter „a‟ in a large English text is about 12%. Then suppose we find 3 symbols Λ, Φ and Ω with frequencies 3%, 8 % and 1 % respectively. Since the sum of their frequencies is equal to 12%, we can initially map</text:span><text:span text:style-name="T11"><text:s/>the letter „a‟ to these symbols. In our algorithm, we read the English novel Moby Dick to measure the English letter frequencies.</text:span></text:p>
      <text:p text:style-name="P12">Two main ways to score, graph score and word score.<text:s/><text:span text:style-name="T13">Graph scores are a simple and effective way to evaluate solutions without</text:span><text:span text:style-name="T14"><text:s/>looking up a dictionary. To compute graph scores substrings of different lengths are considered and their frequency of occurrence in a large English text is calculated. This is explained in detail in Section 5.4.1. Word scores are related to the number of</text:span><text:span text:style-name="T15"><text:s/>English words that can be found in the putative decrypt. English words are identified from the putative decrypt using dictionary lookup.</text:span></text:p>
      <text:p text:style-name="P16"><text:span text:style-name="T17">Graph_score = 2 * digraph_score + 3 * trigraph_score + 4 * quadgraph_score</text:span></text:p>
      <text:p text:style-name="P18">Using a ternary search tree to search the dictionary when using a word score.</text:p>
      <text:p text:style-name="P19"><text:span text:style-name="T20">The TST has a Ternary tree data structure. It has a left child, equal child and a right child. Each node stores a single English letter (called splitchar), a data field and a reference (pointer) to each of the three child</text:span><text:span text:style-name="T21">ren [10]. The data field of a node is null unless the sequence of splitchars starting from the root node until the current node forms a word in the dictionary. The word formed becomes the data stored in the node. When traversing the TST to search for a wor</text:span><text:span text:style-name="T22">d, the traversal is made depending on whether the current character being matched is less than, equal to, or greater than the splitchar in the current node. If the character is less than the current node‟s splitchar, the left child becomes the next node. I</text:span><text:span text:style-name="T23">f the character is equal to the current node‟s splitchar, the equal to child becomes the next node. If the character is greater than the current node‟s splitchar, the right child becomes the next node.</text:span></text:p>
      <text:p text:style-name="P24"/>
      <text:p text:style-name="P25"/>
      <text:p text:style-name="P26">Perhaps use word score as this may make it easier to<text:s/>detect partial words/misspelled words as we can replace letters to fit the word or something.</text:p>
      <text:p text:style-name="P27"/>
      <text:p text:style-name="P28"/>
      <text:p text:style-name="P29">The below is a java program to implement a ternary search tree, perhaps can be used to search through the dictionary to calculate the word score.</text:p>
      <text:p text:style-name="P30"><text:a xlink:href="http://www.sanfoundry.com/java-program-ternary-search-tree/" office:target-frame-name="_top" xlink:show="replace"><text:span text:style-name="Hyperlink">http://www.sanfoundry.com/java-program-ternary-search-tree/</text:span></text:a></text:p>
      <text:p text:style-name="P31"/>
      <text:p text:style-name="P32">use levenshtein distance for approximate word matching?</text:p>
      <text:p text:style-name="P33"><text:a xlink:href="http://rosettacode.org/wiki/Levenshtein_distance#Java" office:target-frame-name="_top" xlink:show="replace"><text:span text:style-name="Hyperlink">http://rosettacode.org/wiki/Levenshtein_distance#Java</text:span></text:a></text:p>
      <text:soft-page-break/>
      <text:p text:style-name="P34">Use stringutils getlevenshteindistance?</text:p>
      <text:p text:style-name="P35"><text:a xlink:href="https://commons.apache.org/proper/commons-lang/apidocs/org/apache/commons/lang3/StringUtils.html" office:target-frame-name="_top" xlink:show="replace"><text:span text:style-name="Hyperlink">https://commons.apache.org/proper/commons-lang/a</text:span><text:span text:style-name="Hyperlink">pidocs/org/apache/commons/lang3/StringUtils.html</text:span></text:a></text:p>
      <text:p text:style-name="P36">Source for implementing the hill climbing algorithm</text:p>
      <text:p text:style-name="P37"><text:a xlink:href="https://github.com/aimacode/aima-java/blob/AIMA3e/aima-core/src/main/java/aima/core/search/local/HillClimbingSearch.java" office:target-frame-name="_top" xlink:show="replace"><text:span text:style-name="Hyperlink">https://github.co</text:span><text:span text:style-name="Hyperlink">m/aimacode/aima-java/blob/AIMA3e/aima-core/src/main/java/aima/core/search/local/HillClimbingSearch.java</text:span></text:a></text:p>
      <text:p text:style-name="P38"/>
      <text:p text:style-name="P39">The below source is a paper that also uses the HCA to try and solve the cipher</text:p>
      <text:p text:style-name="P40"><text:span text:style-name="T41">The HCA design on homophonic substitution ciphers, however, cannot inclu</text:span><text:span text:style-name="T42">de all adjacent nodes in the evaluation because of the unmanageable total keyspace.</text:span></text:p>
      <text:p text:style-name="P43"><text:a xlink:href="http://scholarworks.sjsu.edu/cgi/viewcontent.cgi?article=4566&amp;context=etd_theses" office:target-frame-name="_top" xlink:show="replace"><text:span text:style-name="Hyperlink">http://scholarworks.sjsu.edu/cgi/viewcontent.cgi?article=4566&amp;context=etd_</text:span><text:span text:style-name="Hyperlink">theses</text:span></text:a></text:p>
      <text:p text:style-name="P44"/>
      <text:p text:style-name="P45"/>
      <text:p text:style-name="P46"/>
      <text:p text:style-name="P47">tool for making a simple substitution cipher to test the code</text:p>
      <text:p text:style-name="P48"><text:a xlink:href="http://crypto.interactive-maths.com/homophonic-substitution.html" office:target-frame-name="_top" xlink:show="replace"><text:span text:style-name="Hyperlink">http://crypto.interactive-maths.com/homophonic-substitution.html</text:span></text:a></text:p>
      <text:p text:style-name="P49"/>
      <text:p text:style-name="P50">340 and 408 cipher in asci<text:s/><text:a xlink:href="http://zodiackillerciphers.com/wiki/index.php?title=Webtoy%27s_transcription_scheme" office:target-frame-name="_top" xlink:show="replace"><text:span text:style-name="Hyperlink">http://zodiackillerciphers.com/wiki/index.php?title=Webtoy%27s_transcription_scheme</text:span></text:a></text:p>
      <text:p text:style-name="P51">example passage<text:s/></text:p>
      <text:p text:style-name="P52"><text:a xlink:href="http://crossref-it.info/textguide/frankenstein/7/403" office:target-frame-name="_top" xlink:show="replace"><text:span text:style-name="Hyperlink">http://crossref-it.info/textguide/frankenstein/7/403</text:span></text:a></text:p>
      <text:p text:style-name="P53">encrypted using:</text:p>
      <text:p text:style-name="P54"><text:a xlink:href="http://crypto.interactive-maths.com/homophonic-substitution.html" office:target-frame-name="_top" xlink:show="replace"><text:span text:style-name="Hyperlink">http://crypto.interactive-maths.com/homophonic-substitution.html</text:span></text:a><text:s/></text:p>
      <text:p text:style-name="P55"/>
      <text:p text:style-name="P56">Text file of dictionary<text:s/>words</text:p>
      <text:p text:style-name="P57"><text:a xlink:href="https://raw.githubusercontent.com/dwyl/english-words/master/words.txt" office:target-frame-name="_top" xlink:show="replace"><text:span text:style-name="Hyperlink">https://raw.githubusercontent.com/dwyl/english-words/master/words.txt</text:span></text:a></text:p>
      <text:p text:style-name="P58"/>
      <text:p text:style-name="P59">create a trie data structure to store the dictionary words</text:p>
      <text:p text:style-name="P60"><text:a xlink:href="http://pathakalgo.blogspot.co.uk/2012/11/trie-data-structure-implementation-in.html" office:target-frame-name="_top" xlink:show="replace"><text:span text:style-name="Hyperlink">http://pathakalgo.blogspot.co.uk/2012/11/trie-data-structure-implementation-in.html</text:span></text:a></text:p>
      <text:p text:style-name="P61"><text:a xlink:href="https://github.com/brianfromoregon/trie" office:target-frame-name="_top" xlink:show="replace"><text:span text:style-name="Hyperlink">https://github.com/brianfromoregon/trie</text:span></text:a><text:s text:c="2"/></text:p>
      <text:p text:style-name="P62"><text:a xlink:href="https://github.com/zdlgrj/Algorithm/blob/master/src/com/airbnb/EditDistanceTrie.java" office:target-frame-name="_top" xlink:show="replace">https://github.com/zdlgrj/Algorithm/blob/master/src/com/airbnb/EditDistanceTrie.java</text:a></text:p>
      <text:p text:style-name="P63"/>
      <text:p text:style-name="P64">A way of finding levenshtein distance with a trie in java</text:p>
      <text:p text:style-name="P65"><text:a xlink:href="http://stackoverflow.com/questions/4868969/implementing-a-simple-trie-for-efficient-levenshtein-distance-calculation-java" office:target-frame-name="_top" xlink:show="replace"><text:span text:style-name="Hyperlink">http://stackoverflow.com/questions/4868969/implementing-a-simple-trie-for-efficient-levenshtein-distance-calculation-java</text:span></text:a></text:p>
      <text:p text:style-name="P66">finding<text:s/>bigram and trigram of words</text:p>
      <text:p text:style-name="P67"><text:a xlink:href="http://stackoverflow.com/questions/3807213/easiest-way-or-lightlest-library-to-get-bigrams-and-trigrams-in-java" office:target-frame-name="_top" xlink:show="replace"><text:span text:style-name="Hyperlink">http://stackoverflow.com/questions/3807213/easiest-way-or-lightlest-library-to-get-bigrams-and-tri</text:span><text:span text:style-name="Hyperlink">grams-in-java</text:span></text:a></text:p>
      <text:p text:style-name="P68"/>
      <text:p text:style-name="P69">Sources used</text:p>
      <text:p text:style-name="P70">This was modified and used to read in the ciphertext</text:p>
      <text:p text:style-name="P71"><text:a xlink:href="http://stackoverflow.com/questions/811851/how-do-i-read-input-character-by-character-in-java" office:target-frame-name="_top" xlink:show="replace"><text:span text:style-name="Hyperlink">http://stackoverflow.com/questions/811851/how-do-i-read-input-cha</text:span><text:span text:style-name="Hyperlink">racter-by-character-in-java</text:span></text:a><text:s text:c="2"/></text:p>
      <text:p text:style-name="P72"/>
      <text:p text:style-name="P73">adding dictionary to hashset and searching</text:p>
      <text:p text:style-name="P74"><text:a xlink:href="http://stackoverflow.com/questions/5922956/java-dictionary-searcher" office:target-frame-name="_top" xlink:show="replace">http://stackoverflow.com/questions/5922956/java-dictionary-searcher</text:a></text:p>
      <text:p text:style-name="P75"/>
      <text:p text:style-name="P76">link used to get English letter frequencies</text:p>
      <text:p text:style-name="P77"><text:a xlink:href="http://practicalcryptography.com/cryptanalysis/letter-frequencies-various-languages/english-letter-frequencies/" office:target-frame-name="_top" xlink:show="replace"><text:span text:style-name="Hyperlink">http://practicalcryptography.com/cryptanalysis/letter-frequencies-various-languages/english-letter-frequencies/</text:span></text:a><text:s/></text:p>
      <text:p text:style-name="P78"/>
      <text:p text:style-name="P79">letterreader method<text:s/></text:p>
      <text:p text:style-name="P80"><text:a xlink:href="http://stackoverflow.com/questions/4008905/read-multiline-text-with-values-separated-by-whitespaces" office:target-frame-name="_top" xlink:show="replace"><text:span text:style-name="Hyperlink">http://stackoverflow.com/questions/4008905/read-multiline-text-with-values-separated-by-whitespaces</text:span></text:a></text:p>
      <text:p text:style-name="P81"/>
      <text:p text:style-name="P82">Information on<text:s/>the zodiac killer</text:p>
      <text:p text:style-name="P83"><text:a xlink:href="http://www.biography.com/people/zodiac-killer-236027" office:target-frame-name="_top" xlink:show="replace"><text:span text:style-name="Hyperlink">http://www.biography.com/people/zodiac-killer-236027</text:span></text:a><text:s/></text:p>
      <text:p text:style-name="P84"/>
      <text:p text:style-name="P85">Zodiac letter dates and contents</text:p>
      <text:p text:style-name="P86"><text:a xlink:href="https://en.wikisource.org/wiki/Zodiac_Killer_letters" office:target-frame-name="_top" xlink:show="replace"><text:span text:style-name="Hyperlink">https://e</text:span><text:span text:style-name="Hyperlink">n.wikisource.org/wiki/Zodiac_Killer_letters</text:span></text:a><text:s text:c="2"/></text:p>
      <text:p text:style-name="P87"/>
      <text:p text:style-name="P88">408 frequencies</text:p>
      <text:p text:style-name="P89"><text:a xlink:href="http://www.zodiologists.com/z408_cipher_key.html" office:target-frame-name="_top" xlink:show="replace"><text:span text:style-name="Hyperlink">http://www.zodiologists.com/z408_cipher_key.html</text:span></text:a><text:s/></text:p>
      <text:p text:style-name="P90"/>
      <text:p text:style-name="P91">Background</text:p>
      <text:p text:style-name="P92">Cryptography</text:p>
      <text:p text:style-name="P93"><text:a xlink:href="http://crypto.interactive-maths.com/monoalphabetic-substitution-ciphers.html" office:target-frame-name="_top" xlink:show="replace"><text:span text:style-name="Hyperlink">http://crypto.interactive-maths.com/monoalphabetic-substitution-ciphers.html</text:span></text:a></text:p>
      <text:p text:style-name="P94"><text:a xlink:href="http://crypto.interactive-maths.com/polyalphabetic-substitution-ciphers.html" office:target-frame-name="_top" xlink:show="replace"><text:span text:style-name="Hyperlink">http://crypto.interactive-maths.com/polyalphabetic-substitution-ciphers.html</text:span></text:a></text:p>
      <text:p text:style-name="P95"><text:a xlink:href="https://learncryptography.com/classical-encryption/caesar-cipher" office:target-frame-name="_top" xlink:show="replace"><text:span text:style-name="Hyperlink">https://learncryptography.com/classical-encryption/caesar-cipher</text:span></text:a></text:p>
      <text:p text:style-name="P96"/>
      <text:p text:style-name="P97"><text:a xlink:href="http://www.thejavaprogrammer.com/caesar-cipher-java-encryption-decryption/" office:target-frame-name="_top" xlink:show="replace"><text:span text:style-name="Hyperlink">http://www.thejavaprogrammer.com/caesar-cipher-java-encryption-decryption/</text:span></text:a></text:p>
      <text:list text:style-name="LFO2" text:continue-numbering="true">
        <text:list-item>
          <text:p text:style-name="P98">Caesar cipher image</text:p>
        </text:list-item>
      </text:list>
      <text:p text:style-name="P99">Frequency table<text:s/></text:p>
      <text:p text:style-name="P100"><text:a xlink:href="https://www.math.cornell.edu/~mec/2003-2004/cryptography/subs/frequencies.html" office:target-frame-name="_top" xlink:show="replace"><text:span text:style-name="Hyperlink">https://www.math.cornell.edu/~mec/2003-2004/cryptography/subs/frequencies.html</text:span></text:a><text:s/></text:p>
      <text:p text:style-name="P101"><text:span text:style-name="T102">Math.cornell.edu. (2017).</text:span><text:span text:style-name="T103"> </text:span><text:span text:style-name="T104">Frequency Table</text:span><text:span text:style-name="T105">. [online] Available at: https://www.math.cornell.edu/~mec/2003-2004/cryptography/subs/frequencies.html [Accessed<text:s/></text:span><text:span text:style-name="T106">13 Apr. 2017].</text:span><text:s/></text:p>
      <text:p text:style-name="P107">Alberti Cipher and image</text:p>
      <text:p text:style-name="P108"><text:a xlink:href="http://www.cs.trincoll.edu/~crypto/historical/alberti.html" office:target-frame-name="_top" xlink:show="replace"><text:span text:style-name="Hyperlink">http://www.cs.trincoll.edu/~crypto/historical/alberti.html</text:span></text:a><text:s/></text:p>
      <text:p text:style-name="P109"/>
      <text:p text:style-name="P110">Transposition cipher</text:p>
      <text:p text:style-name="P111"><text:a xlink:href="https://learncryptography.com/classical-encryption/transposition-ciphers" office:target-frame-name="_top" xlink:show="replace"><text:span text:style-name="Hyperlink">https://learncryptography.com/classical-encryption/transposition-ciphers</text:span></text:a><text:s/><text:tab/></text:p>
      <text:p text:style-name="P112"/>
      <text:p text:style-name="P113">one time pad<text:s/><text:a xlink:href="http://searchsecurity.techtarget.com/definition/one-time-pad" office:target-frame-name="_top" xlink:show="replace"><text:span text:style-name="Hyperlink">http://searchsecurity.techtarget.com/definition/one-time</text:span><text:span text:style-name="Hyperlink">-pad</text:span></text:a><text:s/></text:p>
      <text:p text:style-name="P114"/>
      <text:p text:style-name="P115">genetic algorithm</text:p>
      <text:p text:style-name="P116"><text:a xlink:href="http://search.proquest.com/openview/8f6e7c1435c3c3f44abbfc5577501af2/1?pq-origsite=gscholar&amp;cbl=54467" office:target-frame-name="_top" xlink:show="replace"><text:span text:style-name="Hyperlink">http://search.proquest.com/openview/8f6e7c1435c3c3f44abbfc5577501af2/1?pq-origsite=gscholar&amp;cbl=54467</text:span></text:a><text:s/></text:p>
      <text:p text:style-name="P117"><text:a xlink:href="http://uk.mathworks.com/help/gads/what-is-the-genetic-algorithm.html?requestedDomain=uk.mathworks.com" office:target-frame-name="_top" xlink:show="replace"><text:span text:style-name="Hyperlink">http://uk.mathworks.com/help/gads/what-is-the-genetic-algorithm.html?requestedDomain=uk.mathworks.com</text:span></text:a></text:p>
      <text:p text:style-name="P118"/>
      <text:p text:style-name="P119"><text:a xlink:href="http://www.obitko.com/tutorials/genetic-algorithms/selection.php" office:target-frame-name="_top" xlink:show="replace"><text:span text:style-name="Hyperlink">http://www.obitko.com/tutorials/genetic-algorithms/selection.php</text:span></text:a><text:s/></text:p>
      <text:p text:style-name="P120"><text:a xlink:href="https://www.tutorialspoint.com/genetic_algorithms/genetic_algorithms_crossover.htm" office:target-frame-name="_top" xlink:show="replace"><text:span text:style-name="Hyperlink">https://www.tutorialspoint.com/genetic_algorithms/genetic_algorithms_crossover.htm</text:span></text:a></text:p>
      <text:p text:style-name="P121"><text:a xlink:href="https://www.tutorialspoint.com/genetic_algorithms/genetic_algorithms_mutation.htm" office:target-frame-name="_top" xlink:show="replace"><text:span text:style-name="Hyperlink">https://www.tutorialspoint.com/genetic_algorithms/genetic_algorithms_mutat</text:span><text:span text:style-name="Hyperlink">ion.htm</text:span></text:a><text:s/></text:p>
      <text:p text:style-name="P122"/>
      <text:p text:style-name="P123">hill climbing<text:s/></text:p>
      <text:p text:style-name="P124"><text:a xlink:href="http://www.cs.cornell.edu/selman/papers/pdf/02.encycl-hillclimbing.pdf" office:target-frame-name="_top" xlink:show="replace"><text:span text:style-name="Hyperlink">http://www.cs.cornell.edu/selman/papers/pdf/02.encycl-hillclimbing.pdf</text:span></text:a><text:s/></text:p>
      <text:p text:style-name="P125"/>
      <text:p text:style-name="P126">Zodiac</text:p>
      <text:p text:style-name="P127"/>
      <text:p text:style-name="P128">408 cipher image<text:s/><text:a xlink:href="http://mk-zodiac.com/game.html" office:target-frame-name="_top" xlink:show="replace"><text:span text:style-name="Hyperlink">http://mk-zodiac.com/game.html</text:span></text:a><text:s/></text:p>
      <text:p text:style-name="P129">Hardens<text:s/><text:a xlink:href="http://www.zodiacciphers.com/complete-408-cipher.html" office:target-frame-name="_top" xlink:show="replace"><text:span text:style-name="Hyperlink">http://www.zodiacciphers.com/complete-408-cipher.html</text:span></text:a><text:s/></text:p>
      <text:soft-page-break/>
      <text:p text:style-name="P130">304 cipher image<text:s/><text:a xlink:href="http://zodiackillerciphers.com/wiki/images/7/7d/340-cipher-hi-resolution.jpg" office:target-frame-name="_top" xlink:show="replace"><text:span text:style-name="Hyperlink">http://zodiackillerciphers.com/wiki/images/7/7d/340-cipher-hi-resolution.jpg</text:span></text:a><text:s/></text:p>
      <text:p text:style-name="P131"/>
      <text:p text:style-name="P132"/>
      <text:p text:style-name="P133">Prior work</text:p>
      <text:p text:style-name="P134"><text:a xlink:href="http://zodiackillerciphers.com/wiki/index.php?title=FBI_analysis_from_Dan_Olson" office:target-frame-name="_top" xlink:show="replace"><text:span text:style-name="Hyperlink">http://zodiackillerciphers.com/wiki/index.php?title=FBI_analysis_from_Dan_Olson</text:span></text:a><text:s/>random filler in text</text:p>
      <text:p text:style-name="P135"><text:a xlink:href="http://scholarworks.sjsu.edu/cgi/viewcontent.cgi?article=4566&amp;context=etd_theses" office:target-frame-name="_top" xlink:show="replace"><text:span text:style-name="Hyperlink">http://scholarworks.sjsu.edu/cgi/viewcontent.cgi?article=4566&amp;context=etd_theses</text:span></text:a><text:s/></text:p>
      <text:p text:style-name="P136"/>
      <text:p text:style-name="P13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vg:panose-1="2 11 6 6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Bullet" style:display-name="List Bullet" style:family="paragraph" style:parent-style-name="Normal" style:list-style-name="LFO1">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Mention" style:display-name="Mention" style:family="text" style:parent-style-name="DefaultParagraphFont">
      <style:text-properties fo:color="#2B579A" fo:background-color="#E6E6E6"/>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apple-converted-space" style:display-name="apple-converted-space" style:family="text" style:parent-style-name="DefaultParagraphFont"/>
    <style:style style:name="WW_CharLFO1LVL1" style:family="text">
      <style:text-properties style:font-name="Symbol"/>
    </style:style>
    <text:list-style style:name="LFO1" style:display-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meta:initial-creator>
    <dc:creator>Alexander Alan Jones [aaj10]</dc:creator>
    <meta:creation-date>2017-02-14T17:24:00Z</meta:creation-date>
    <dc:date>2017-04-16T14:49:00Z</dc:date>
    <meta:template xlink:href="Normal" xlink:type="simple"/>
    <meta:editing-cycles>83</meta:editing-cycles>
    <meta:editing-duration>PT0S</meta:editing-duration>
    <meta:document-statistic meta:page-count="5" meta:paragraph-count="21" meta:word-count="1612" meta:character-count="10782" meta:row-count="76" meta:non-whitespace-character-count="9191"/>
  </office:meta>
</office:document-meta>
</file>